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46402" officeooo:paragraph-rsid="00046402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3pt" officeooo:rsid="00046402" officeooo:paragraph-rsid="00046402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1pt" officeooo:rsid="0009dbf4" officeooo:paragraph-rsid="0009dbf4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ort z projektu PPCU VLSI</text:p>
      <text:p text:style-name="P1"/>
      <text:p text:style-name="P2">Karol Ujda, Agnieszka Windak</text:p>
      <text:p text:style-name="P2">MTM</text:p>
      <text:p text:style-name="P2"/>
      <text:p text:style-name="P2"/>
      <text:p text:style-name="P3">Link do repozytorium: <text:a xlink:type="simple" xlink:href="https://github.com/uKarol/vivado-serializer-deserializer" text:style-name="Internet_20_link" text:visited-style-name="Visited_20_Internet_20_Link">https://github.com/uKarol/vivado-serializer-deserializer</text:a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8T20:56:18.334000000</meta:creation-date>
    <dc:date>2019-09-08T20:58:19.724000000</dc:date>
    <meta:editing-duration>PT1M34S</meta:editing-duration>
    <meta:editing-cycles>3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4" meta:word-count="14" meta:character-count="136" meta:non-whitespace-character-count="126"/>
  </office:meta>
</office:document-meta>
</file>